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officeooo:rsid="0010ffa8" officeooo:paragraph-rsid="0010ffa8"/>
    </style:style>
    <style:style style:name="P2" style:family="paragraph" style:parent-style-name="Footer">
      <style:paragraph-properties fo:text-align="center" style:justify-single-word="false"/>
      <style:text-properties officeooo:rsid="0010ffa8" officeooo:paragraph-rsid="0010ffa8"/>
    </style:style>
    <style:style style:name="P3" style:family="paragraph" style:parent-style-name="Standard">
      <style:text-properties officeooo:rsid="0010ffa8" officeooo:paragraph-rsid="0010ffa8"/>
    </style:style>
    <style:style style:name="P4" style:family="paragraph" style:parent-style-name="Standard">
      <style:text-properties officeooo:rsid="0012a638" officeooo:paragraph-rsid="0012a638"/>
    </style:style>
    <style:style style:name="P5" style:family="paragraph" style:parent-style-name="Standard">
      <style:text-properties officeooo:rsid="0012a638" officeooo:paragraph-rsid="00133480"/>
    </style:style>
    <style:style style:name="P6" style:family="paragraph" style:parent-style-name="Standard">
      <style:text-properties officeooo:rsid="00133480" officeooo:paragraph-rsid="00133480"/>
    </style:style>
    <style:style style:name="P7" style:family="paragraph" style:parent-style-name="Standard">
      <style:text-properties style:font-name="Liberation Serif" officeooo:rsid="0012a638" officeooo:paragraph-rsid="00133480" style:font-name-asian="Liberation Serif" style:font-name-complex="Liberation Serif"/>
    </style:style>
    <style:style style:name="P8" style:family="paragraph" style:parent-style-name="Standard">
      <style:text-properties style:font-name="Liberation Serif" officeooo:rsid="0012a638" officeooo:paragraph-rsid="0012a638" style:font-name-asian="Liberation Serif" style:font-name-complex="Liberation Serif"/>
    </style:style>
    <style:style style:name="P9" style:family="paragraph" style:parent-style-name="Standard">
      <style:text-properties style:font-name="Liberation Serif" officeooo:rsid="00133480" officeooo:paragraph-rsid="00133480" style:font-name-asian="Liberation Serif" style:font-name-complex="Liberation Serif"/>
    </style:style>
    <style:style style:name="P10" style:family="paragraph" style:parent-style-name="Standard">
      <style:text-properties style:font-name="Liberation Serif" officeooo:rsid="00133480" officeooo:paragraph-rsid="0010ffa8" style:font-name-asian="Liberation Serif" style:font-name-complex="Liberation Serif"/>
    </style:style>
    <style:style style:name="P1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officeooo:rsid="0010ffa8" officeooo:paragraph-rsid="0010ffa8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" officeooo:rsid="00133480" style:font-name-asian="Liberation Serif" style:font-name-complex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officeooo:rsid="0010ffa8" officeooo:paragraph-rsid="0010ffa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e2<text:tab/>Evaluation de mathematiques – 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8-29T16:34:03.481286003</dc:date>
    <meta:editing-duration>PT9M1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1" meta:character-count="98" meta:non-whitespace-character-count="83"/>
  </office:meta>
</office:document-meta>
</file>